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453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0.3902in"/>
    </style:style>
    <style:style style:name="co6" style:family="table-column">
      <style:table-column-properties fo:break-before="auto" style:column-width="0.594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/>
          <table:table-cell office:value-type="string">
            <text:p>Red Channel</text:p>
          </table:table-cell>
          <table:table-cell office:value-type="string">
            <text:p>Green Channel</text:p>
          </table:table-cell>
          <table:table-cell office:value-type="string">
            <text:p>Blue Channel</text:p>
          </table:table-cell>
          <table:table-cell office:value-type="string">
            <text:p>Row</text:p>
          </table:table-cell>
          <table:table-cell office:value-type="string">
            <text:p>Column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25">
            <text:p>225</text:p>
          </table:table-cell>
          <table:table-cell office:value-type="float" office:value="234">
            <text:p>234</text:p>
          </table:table-cell>
          <table:table-cell office:value-type="float" office:value="204">
            <text:p>20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 table:number-rows-repeated="2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03/13/2011</text:date>, <text:time>18:2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rey Minton</meta:initial-creator>
    <meta:creation-date>2011-03-13T18:07:54</meta:creation-date>
    <dc:date>2011-03-13T18:22:37</dc:date>
    <dc:creator>Jeffrey Minton</dc:creator>
    <meta:editing-duration>PT3M27S</meta:editing-duration>
    <meta:editing-cycles>1</meta:editing-cycles>
    <meta:generator>LibreOffice/3.3$Unix LibreOffice_project/330m19$Build-8</meta:generator>
    <meta:document-statistic meta:table-count="3" meta:cell-count="17" meta:object-count="0"/>
  </office:meta>
</office:document-meta>
</file>